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02cm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02cm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02cm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2" style:family="paragraph" style:parent-style-name="Standard">
      <style:paragraph-properties fo:margin-left="0cm" fo:margin-right="0cm" fo:text-align="center" style:justify-single-word="false" fo:text-indent="0cm" style:auto-text-indent="false" style:text-autospace="none"/>
      <style:text-properties fo:color="#000000" style:font-name="Courier New" fo:font-size="10pt" style:text-underline-style="solid" style:text-underline-width="auto" style:text-underline-color="font-color" style:font-name-asian="Courier New" style:font-size-asian="10pt" style:font-name-complex="Courier New"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5" style:family="paragraph" style:parent-style-name="Standard">
      <style:paragraph-properties fo:margin-left="0cm" fo:margin-right="0cm" fo:text-align="center" style:justify-single-word="false" fo:text-indent="0cm" style:auto-text-indent="false" style:text-autospace="none"/>
      <style:text-properties fo:color="#000000" style:font-name="Courier New" fo:font-size="13pt" style:text-underline-style="none" fo:font-weight="bold" style:font-name-asian="Courier New" style:font-size-asian="13pt" style:font-weight-asian="bold" style:font-name-complex="Courier New" style:font-size-complex="13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text-underline-style="none" style:font-name-asian="Courier New" style:font-size-asian="10pt" style:font-name-complex="Courier New"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New" fo:font-size="10pt" style:font-name-asian="Courier New" style:font-size-asian="10pt" style:font-name-complex="Courier New" style:font-size-complex="10pt"/>
    </style:style>
    <style:style style:name="P10" style:family="paragraph" style:parent-style-name="Standard" style:list-style-name="L3">
      <style:paragraph-properties fo:text-align="start" style:justify-single-word="false" style:text-autospace="none"/>
      <style:text-properties style:use-window-font-color="true" style:font-name="Courier New" fo:font-size="10pt" style:font-name-asian="Courier New" style:font-size-asian="10pt" style:font-name-complex="Courier New" style:font-size-complex="10pt"/>
    </style:style>
    <style:style style:name="P11" style:family="paragraph" style:parent-style-name="Standard" style:list-style-name="L1">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2" style:family="paragraph" style:parent-style-name="Standard" style:list-style-name="L2">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style:text-underline-style="none" style:font-name-asian="Courier New" style:font-size-asian="10pt" style:font-style-asian="normal" style:font-name-complex="Courier New" style:font-size-complex="10pt" style:font-style-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text-underline-style="none" style:font-name-asian="Courier New" style:font-size-asian="10pt" style:font-name-complex="Courier New"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style:text-underline-style="none"/>
    </style:style>
    <style:style style:name="T6" style:family="text">
      <style:text-properties fo:color="#000000" fo:font-weight="bold" style:font-weight-asian="bold" style:font-weight-complex="bold"/>
    </style:style>
    <style:style style:name="T7" style:family="text">
      <style:text-properties fo:color="#000000" fo:font-style="italic" style:font-style-asian="italic" style:font-style-complex="italic"/>
    </style:style>
    <style:style style:name="T8" style:family="text">
      <style:text-properties fo:color="#7f0055" fo:font-weight="bold" style:font-weight-asian="bold" style:font-weight-complex="bold"/>
    </style:style>
    <style:style style:name="T9" style:family="text">
      <style:text-properties fo:color="#7f0055" style:text-underline-style="none" fo:font-weight="bold" style:font-weight-asian="bold" style:font-weight-complex="bold"/>
    </style:style>
    <style:style style:name="T10" style:family="text">
      <style:text-properties fo:color="#646464"/>
    </style:style>
    <style:style style:name="T11" style:family="text">
      <style:text-properties style:text-underline-style="none"/>
    </style:style>
    <style:style style:name="T12" style:family="text">
      <style:text-properties fo:color="#3f7f5f" fo:font-weight="bold" style:font-weight-asian="bold" style:font-weight-complex="bold"/>
    </style:style>
    <style:style style:name="T13" style:family="text">
      <style:text-properties fo:color="#3f5fbf"/>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2a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Resumo Capítulo 9</text:p>
      <text:p text:style-name="P1"/>
      <text:p text:style-name="P1">Importante entender que quando se trata de threads, há poucas garantias.</text:p>
      <text:p text:style-name="P1"/>
      <text:p text:style-name="P1">O tópico de thread <text:span text:style-name="T1">daemon</text:span> <text:span text:style-name="T3">*não*</text:span> cai no exame.</text:p>
      <text:p text:style-name="P2"/>
      <text:p text:style-name="P2">Implementação</text:p>
      <text:list xml:id="list40594381" text:style-name="L1">
        <text:list-item>
          <text:p text:style-name="P11">Estender a classe java.lang.Thread; ou</text:p>
        </text:list-item>
        <text:list-item>
          <text:p text:style-name="P11">Implementar a classe Runnable</text:p>
          <text:p text:style-name="P11"/>
        </text:list-item>
      </text:list>
      <text:list xml:id="list40583464" text:style-name="L2">
        <text:list-item>
          <text:p text:style-name="P12">Primeira opção não é uma boa prática OO. Visto que a classe não poderá estender outra que ela realmente esteja especializando.</text:p>
        </text:list-item>
        <text:list-item>
          <text:p text:style-name="P12">Nas 2 situações será implementado o método run(). Ele é que iniciará a thread. Ele não deve conter muito código, mas chamadas métodos de códigos mais extensos.</text:p>
        </text:list-item>
      </text:list>
      <text:p text:style-name="P1"/>
      <text:p text:style-name="P1">Instanciar - Situação 1:</text:p>
      <table:table table:name="Tabela7" table:style-name="Tabela7">
        <table:table-column table:style-name="Tabela7.A"/>
        <table:table-row>
          <table:table-cell table:style-name="Tabela7.A1" office:value-type="string">
            <text:p text:style-name="P1"><text:span text:style-name="T8">public</text:span> <text:span text:style-name="T8">class</text:span> AlgumaThread <text:span text:style-name="T8">extends</text:span> Thread{</text:p>
            <text:p text:style-name="P1"><text:tab/></text:p>
            <text:p text:style-name="P6"><text:span text:style-name="T4"><text:tab/></text:span><text:span text:style-name="T10">@Override</text:span></text:p>
            <text:p text:style-name="P6"><text:span text:style-name="T4"><text:tab/></text:span><text:span text:style-name="T8">public</text:span><text:span text:style-name="T4"> </text:span><text:span text:style-name="T8">void</text:span><text:span text:style-name="T4"> run() {</text:span></text:p>
            <text:p text:style-name="P1"><text:tab/>}</text:p>
            <text:p text:style-name="P3">}</text:p>
            <text:p text:style-name="P1"><text:span text:style-name="T8">class</text:span> AlgumaClasse{ </text:p>
            <text:p text:style-name="P1"><text:span text:style-name="T8"><text:tab/>public</text:span> <text:span text:style-name="T8">static</text:span> <text:span text:style-name="T8">void</text:span> main(String[] args) {</text:p>
            <text:p text:style-name="P6"><text:span text:style-name="T5"><text:tab/><text:tab/></text:span><text:span text:style-name="T4">Thread t = </text:span><text:span text:style-name="T8">new</text:span><text:span text:style-name="T4"> </text:span><text:span text:style-name="T5">AlgumaThread</text:span><text:span text:style-name="T4">();</text:span></text:p>
            <text:p text:style-name="P1"><text:tab/><text:tab/>t.start();</text:p>
            <text:p text:style-name="P1"><text:tab/>}</text:p>
            <text:p text:style-name="P1">}</text:p>
          </table:table-cell>
        </table:table-row>
      </table:table>
      <text:p text:style-name="P1"/>
      <text:p text:style-name="P1">Instanciar - Situação 2:</text:p>
      <table:table table:name="Tabela8" table:style-name="Tabela8">
        <table:table-column table:style-name="Tabela8.A"/>
        <table:table-row>
          <table:table-cell table:style-name="Tabela8.A1" office:value-type="string">
            <text:p text:style-name="P1"><text:span text:style-name="T8">public</text:span> <text:span text:style-name="T8">class</text:span> AlgumaThread <text:span text:style-name="T8">implements</text:span> Runnable{</text:p>
            <text:p text:style-name="P1"><text:tab/></text:p>
            <text:p text:style-name="P6"><text:span text:style-name="T4"><text:tab/></text:span><text:span text:style-name="T10">@Override</text:span></text:p>
            <text:p text:style-name="P6"><text:span text:style-name="T4"><text:tab/></text:span><text:span text:style-name="T8">public</text:span><text:span text:style-name="T4"> </text:span><text:span text:style-name="T8">void</text:span><text:span text:style-name="T4"> run() {</text:span></text:p>
            <text:p text:style-name="P1"><text:tab/>}</text:p>
            <text:p text:style-name="P3">}</text:p>
            <text:p text:style-name="P1"><text:span text:style-name="T8">class</text:span> AlgumaClasse{ </text:p>
            <text:p text:style-name="P1"><text:span text:style-name="T8"><text:tab/>public</text:span> <text:span text:style-name="T8">static</text:span> <text:span text:style-name="T8">void</text:span> main(String[] args) {</text:p>
            <text:p text:style-name="P6"><text:span text:style-name="T5"><text:tab/><text:tab/>AlgumaThread r = </text:span><text:span text:style-name="T9">new</text:span><text:span text:style-name="T5"> AlgumaThread();</text:span></text:p>
            <text:p text:style-name="P6"><text:span text:style-name="T5"><text:tab/><text:tab/></text:span><text:span text:style-name="T4">Thread t = </text:span><text:span text:style-name="T8">new</text:span><text:span text:style-name="T4"> </text:span><text:span text:style-name="T5">Thread</text:span><text:span text:style-name="T4">(r);</text:span></text:p>
            <text:p text:style-name="P3"><text:tab/><text:tab/>t.start();</text:p>
            <text:p text:style-name="P1"><text:tab/>}</text:p>
            <text:p text:style-name="P1">}</text:p>
          </table:table-cell>
        </table:table-row>
      </table:table>
      <text:p text:style-name="P1"/>
      <text:p text:style-name="P1"/>
      <text:p text:style-name="P2">Outros construtores sobrecarregados</text:p>
      <text:p text:style-name="P1">Thread()</text:p>
      <text:p text:style-name="P1">Thread(Runnable target)</text:p>
      <text:p text:style-name="P1">Thread(Runnable target, String name)</text:p>
      <text:p text:style-name="P1">Thread(String name)</text:p>
      <text:p text:style-name="P1"/>
      <text:p text:style-name="P2">Nome da thread</text:p>
      <text:p text:style-name="P1"/>
      <text:p text:style-name="P1">O nome da thread é atribuído por padrão. Mas pode ser alterado com:</text:p>
      <text:p text:style-name="P1">objThread.setName(“nome”)</text:p>
      <text:p text:style-name="P1"/>
      <text:p text:style-name="P1">E pode ser obtido com:</text:p>
      <text:p text:style-name="P1">Thread.currentThread().getName();</text:p>
      <text:p text:style-name="P1"/>
      <text:p text:style-name="P1"/>
      <text:p text:style-name="P2"><text:soft-page-break/>Estados das Threads</text:p>
      <text:p text:style-name="P1"><text:span text:style-name="T3">Novo</text:span>: foi criado a thread, porém o método start() ainda não foi chamado.</text:p>
      <text:p text:style-name="P1"><text:span text:style-name="T3">Executável</text:span>: está apto a entrar em execução. Entra pela primeira vez neste estado quando o método start() é chamado, porém pode entrar também quando retornar do estado de execução ou do estado bloqueado.</text:p>
      <text:p text:style-name="P1"><text:span text:style-name="T3">Execução</text:span>: só há uma maneira de entrar nesse estado, que é a partir do executável. O agendador seleciona uma thread do pool de threads executáveis.</text:p>
      <text:p text:style-name="P1"><text:span text:style-name="T3">Espera/bloqueio/suspensão</text:span>: pode ficar neste estado aguardando um recurso (I/O ou um bloqueio de um objeto). Ao ser “liberado” ele vai para o estado executável.</text:p>
      <text:p text:style-name="P1"><text:span text:style-name="T3">Inativo</text:span>: quando o thread termina o método run, ele passa ao estado de inativo/finalizado.</text:p>
      <text:p text:style-name="P1"/>
      <text:p text:style-name="P1"/>
      <text:p text:style-name="P2">Método sleep</text:p>
      <text:p text:style-name="P1">É útil para “desacelerar” a execução de uma thread. É estático e pode lançar uma exceção verificada InterruptedException.</text:p>
      <table:table table:name="Tabela1" table:style-name="Tabela1">
        <table:table-column table:style-name="Tabela1.A"/>
        <table:table-row>
          <table:table-cell table:style-name="Tabela1.A1" office:value-type="string">
            <text:p text:style-name="P6"><text:span text:style-name="T6"><text:tab/><text:tab/></text:span><text:span text:style-name="T12">// sleep de 1 segundo</text:span></text:p>
            <text:p text:style-name="P1"><text:span text:style-name="T8"><text:tab/><text:tab/>try</text:span> {</text:p>
            <text:p text:style-name="P3"><text:tab/><text:tab/><text:tab/>Thread.<text:span text:style-name="T1">sleep</text:span>(1000 * 1);</text:p>
            <text:p text:style-name="P6"><text:span text:style-name="T4"><text:tab/><text:tab/>} </text:span><text:span text:style-name="T8">catch</text:span><text:span text:style-name="T4"> (InterruptedException e) {<text:tab/><text:tab/><text:tab/><text:tab/><text:tab/><text:tab/><text:tab/><text:tab/><text:tab/>e.printStackTrace();</text:span></text:p>
            <text:p text:style-name="P3"><text:tab/><text:tab/>}</text:p>
          </table:table-cell>
        </table:table-row>
      </table:table>
      <text:p text:style-name="P3"/>
      <text:p text:style-name="P3">Utilizar sleep é uma maneira de tentar fazer com que todos os threads sejam executados.</text:p>
      <text:p text:style-name="P3"/>
      <text:p text:style-name="P2">Prioridade de Threads</text:p>
      <text:p text:style-name="P3">Normalmente um thread em execução tem prioridade igual ou maior dos que estão no pool de execução. No entanto também não garantias nesse sentido. Por isso, deve ser utilizado prioridades apenas para melhor eficiência do programa desenvolvido. Mas não dependa desse comportamento para o funcionamento correto.</text:p>
      <text:p text:style-name="P3"/>
      <text:p text:style-name="P3">O thread criado recebe a prioridade que o thread que o criou possui.</text:p>
      <text:p text:style-name="P3">Para setar a prioridade pode ser utilizado:</text:p>
      <text:p text:style-name="P4"><text:tab/><text:span text:style-name="T11">t.</text:span><text:span text:style-name="T2">setPriority</text:span><text:span text:style-name="T11">(priority);</text:span></text:p>
      <text:p text:style-name="P15"/>
      <text:p text:style-name="P3">A prioridade deve ser um número positivo entre 1 e 10. A prioridade padrão é 5.</text:p>
      <text:p text:style-name="P3">A classe Thread possui 3 constantes:</text:p>
      <text:p text:style-name="P3"><text:tab/>Thread.MIX_PRIORITY; (1)</text:p>
      <text:p text:style-name="P3"><text:tab/>Thread.NORM_PRIORITY; (5)</text:p>
      <text:p text:style-name="P3"><text:tab/>Thread.MAX_PRIORITY; (10)</text:p>
      <text:p text:style-name="P3"/>
      <text:p text:style-name="P2">Método static yield()</text:p>
      <text:p text:style-name="P3">Tenta (não há garantias) fazer com que o método em execução atual receba o estado executável (retirar o thread do estado de execução).</text:p>
      <text:p text:style-name="P3">Modo de utilização:</text:p>
      <text:p text:style-name="P3"><text:tab/>Thread.<text:span text:style-name="T1">yield</text:span>();</text:p>
      <text:p text:style-name="P3"/>
      <text:p text:style-name="P2">Método não-static join()</text:p>
      <text:p text:style-name="P3">Permite condicionar a execução de um thread ao final de outro. Ou seja, a execução de um thread só ocorrerá ao final de outro.</text:p>
      <text:p text:style-name="P3">Exemplo: B só pode ser executado ao final da execução de A. De dentro de B, é chamado: threadA.join();</text:p>
      <text:p text:style-name="P3"/>
      <text:p text:style-name="P3">Outros modos de um thread sair do estado de execução</text:p>
      <text:p text:style-name="P3">Uma chamada a wait().</text:p>
      <text:p text:style-name="P3"/>
      <text:p text:style-name="P3"/>
      <text:p text:style-name="P3"/>
      <text:p text:style-name="P3"/>
      <text:p text:style-name="P3"/>
      <text:p text:style-name="P3"/>
      <text:p text:style-name="P3"/>
      <text:p text:style-name="P2"><text:soft-page-break/>Sincronização e Bloqueios</text:p>
      <text:p text:style-name="P3">Métodos sincronizados: ao sincronizar um método de uma classe, é garantido que o método não será executado simultaneamente por 2 threads.</text:p>
      <text:p text:style-name="P3"/>
      <table:table table:name="Tabela2" table:style-name="Tabela2">
        <table:table-column table:style-name="Tabela2.A"/>
        <table:table-row>
          <table:table-cell table:style-name="Tabela2.A1" office:value-type="string">
            <text:p text:style-name="P3"><text:tab/><text:span text:style-name="T13">/**</text:span></text:p>
            <text:p text:style-name="P8"><text:tab/> * Exemplo de utilizacao de synchronized em método</text:p>
            <text:p text:style-name="P8"><text:tab/> * Se não houver este marcador, o método permite que 2 threads executem <text:tab/> * o método simultaneamente</text:p>
            <text:p text:style-name="P7"><text:tab/> */</text:p>
            <text:p text:style-name="P6"><text:span text:style-name="T4"><text:tab/></text:span><text:span text:style-name="T8">private</text:span><text:span text:style-name="T4"> </text:span><text:span text:style-name="T8">synchronized</text:span><text:span text:style-name="T4"> </text:span><text:span text:style-name="T8">void</text:span><text:span text:style-name="T4"> operacaoSaque(</text:span><text:span text:style-name="T8">int</text:span><text:span text:style-name="T4"> valor){</text:span></text:p>
            <text:p text:style-name="P6"><text:span text:style-name="T4"><text:tab/><text:tab/></text:span><text:span text:style-name="T8">if</text:span><text:span text:style-name="T4"> (</text:span><text:span text:style-name="T14">conta</text:span><text:span text:style-name="T4">.getSaldo() &gt;= valor){</text:span></text:p>
            <text:p text:style-name="P6"><text:span text:style-name="T4"><text:tab/><text:tab/><text:tab/>System.</text:span><text:span text:style-name="T15">out</text:span><text:span text:style-name="T4">.println(Thread.</text:span><text:span text:style-name="T7">currentThread</text:span><text:span text:style-name="T4">().getName() + </text:span><text:span text:style-name="T16">" esta indo sacar..."</text:span><text:span text:style-name="T4">);</text:span></text:p>
            <text:p text:style-name="P6"><text:span text:style-name="T4"><text:tab/><text:tab/><text:tab/></text:span><text:span text:style-name="T8">try</text:span><text:span text:style-name="T4"> {</text:span></text:p>
            <text:p text:style-name="P3"><text:tab/><text:tab/><text:tab/><text:tab/>Thread.<text:span text:style-name="T1">sleep</text:span>(4000);</text:p>
            <text:p text:style-name="P6"><text:span text:style-name="T4"><text:tab/><text:tab/><text:tab/>} </text:span><text:span text:style-name="T8">catch</text:span><text:span text:style-name="T4"> (InterruptedException e) { </text:span></text:p>
            <text:p text:style-name="P6"><text:span text:style-name="T4"><text:tab/><text:tab/><text:tab/><text:tab/>System.</text:span><text:span text:style-name="T15">err</text:span><text:span text:style-name="T4">.println(e.getMessage());</text:span></text:p>
            <text:p text:style-name="P3"><text:tab/><text:tab/><text:tab/>}</text:p>
            <text:p text:style-name="P6"><text:span text:style-name="T4"><text:tab/><text:tab/><text:tab/></text:span><text:span text:style-name="T14">conta</text:span><text:span text:style-name="T4">.sacar(valor);</text:span></text:p>
            <text:p text:style-name="P6"><text:span text:style-name="T4"><text:tab/><text:tab/><text:tab/>System.</text:span><text:span text:style-name="T15">out</text:span><text:span text:style-name="T4">.println(Thread.</text:span><text:span text:style-name="T7">currentThread</text:span><text:span text:style-name="T4">().getName() + </text:span><text:span text:style-name="T16">" completou o saque... \n"</text:span><text:span text:style-name="T4"> + </text:span><text:span text:style-name="T16">"Saldo atual: "</text:span><text:span text:style-name="T4"> + </text:span><text:span text:style-name="T14">conta</text:span><text:span text:style-name="T4">.getSaldo() );</text:span></text:p>
            <text:p text:style-name="P3"><text:tab/><text:tab/>}</text:p>
            <text:p text:style-name="P6"><text:span text:style-name="T4"><text:tab/><text:tab/></text:span><text:span text:style-name="T8">else</text:span><text:span text:style-name="T4"> {</text:span></text:p>
            <text:p text:style-name="P6"><text:span text:style-name="T4"><text:tab/><text:tab/><text:tab/>System.</text:span><text:span text:style-name="T15">out</text:span><text:span text:style-name="T4">.println(</text:span><text:span text:style-name="T16">"Não há saldo suficiente para "</text:span><text:span text:style-name="T4"> + Thread.</text:span><text:span text:style-name="T7">currentThread</text:span><text:span text:style-name="T4">().getName() + </text:span><text:span text:style-name="T16">" sacar "</text:span><text:span text:style-name="T4"> + valor +</text:span><text:span text:style-name="T16">". Saldo atual: "</text:span><text:span text:style-name="T4"> + </text:span><text:span text:style-name="T14">conta</text:span><text:span text:style-name="T4">.getSaldo());</text:span></text:p>
            <text:p text:style-name="P3"><text:tab/><text:tab/>}</text:p>
            <text:p text:style-name="P7"><text:tab/>}</text:p>
          </table:table-cell>
        </table:table-row>
      </table:table>
      <text:p text:style-name="P7"/>
      <text:list xml:id="list40594698" text:style-name="L3">
        <text:list-item>
          <text:p text:style-name="P10">É preciso lembrar que quando usa-se a sincronização por métodos, todos os métodos que possuem atributos a serem protegidos, devem ser sincronizados. Os métodos “não-sincronizados” poderão ser acessados por outras threads.</text:p>
        </text:list-item>
      </text:list>
      <text:p text:style-name="P9"/>
      <text:list xml:id="list40596823" text:continue-numbering="true" text:style-name="L3">
        <text:list-item>
          <text:p text:style-name="P10">Além disso, deve-se tomar cuidado a utilização de sincronização pois ela interfere no desempenho e pode até mesmo criar um impasse no caso de uma má utilização.</text:p>
          <text:p text:style-name="P10"/>
        </text:list-item>
        <text:list-item>
          <text:p text:style-name="P10">Apenas os métodos podem ser sincronizados. As variáveis não. Blocos de código podem ser sincronizados.</text:p>
          <text:p text:style-name="P10"/>
        </text:list-item>
        <text:list-item>
          <text:p text:style-name="P10">Ao bloquear um método ou um bloco de código, o thread poderá ir para o estado suspenso, e mesmo assim este bloqueio persistirá. Ele não será desbloqueado devido ao estado da thread ser alterado.</text:p>
          <text:p text:style-name="P10"/>
        </text:list-item>
        <text:list-item>
          <text:p text:style-name="P10">Bloc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1-29T23:47:50.63</meta:creation-date>
    <meta:print-date>2013-01-30T00:01:01.12</meta:print-date>
    <dc:date>2013-02-16T20:46:30.63</dc:date>
    <meta:editing-duration>PT07H05M54S</meta:editing-duration>
    <meta:editing-cycles>71</meta:editing-cycles>
    <meta:generator>OpenOffice.org/3.2$Win32 OpenOffice.org_project/320m18$Build-9502</meta:generator>
    <meta:document-statistic meta:table-count="4" meta:image-count="0" meta:object-count="0" meta:page-count="3" meta:paragraph-count="104" meta:word-count="773" meta:character-count="5038"/>
  </office:meta>
</office:document-meta>
</file>